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e7a" officeooo:paragraph-rsid="0004be7a"/>
    </style:style>
    <style:style style:name="P2" style:family="paragraph" style:parent-style-name="Standard" style:list-style-name="L1">
      <style:text-properties officeooo:rsid="0004be7a" officeooo:paragraph-rsid="0004be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link of files used in Text Classification project:</text:p>
      <text:list xml:id="list510730264" text:style-name="L1">
        <text:list-item>
          <text:p text:style-name="P2">Word to Vector library: <text:a xlink:type="simple" xlink:href="https://drive.google.com/file/d/1JD6zgLWDfB7XLM36bn9e6qUlFymUdR3K/view?usp=sharing" text:style-name="Internet_20_link" text:visited-style-name="Visited_20_Internet_20_Link">https://drive.google.com/file/d/1JD6zgLWDfB7XLM36bn9e6qUlFymUdR3K/view?usp=sharing</text:a></text:p>
        </text:list-item>
        <text:list-item>
          <text:p text:style-name="P2">FastText library:</text:p>
          <text:p text:style-name="P2"><text:a xlink:type="simple" xlink:href="https://drive.google.com/file/d/1m19VrCijEoOwmz3cmTY5NYexS7CQNwsO/view?usp=sharing" text:style-name="Internet_20_link" text:visited-style-name="Visited_20_Internet_20_Link">https://drive.google.com/file/d/1m19VrCijEoOwmz3cmTY5NYexS7CQNwsO/view?usp=sharing</text:a></text:p>
        </text:list-item>
        <text:list-item>
          <text:p text:style-name="P2">Train dataset:</text:p>
          <text:p text:style-name="P2"><text:a xlink:type="simple" xlink:href="https://drive.google.com/drive/folders/1qlUbhk-XcCBPqO2tVvOn8JXO7qhKaeJu?usp=sharing" text:style-name="Internet_20_link" text:visited-style-name="Visited_20_Internet_20_Link">https://drive.google.com/drive/folders/1qlUbhk-XcCBPqO2tVvOn8JXO7qhKaeJu?usp=sharing</text:a></text:p>
        </text:list-item>
        <text:list-item>
          <text:p text:style-name="P2">Test dataset:</text:p>
          <text:p text:style-name="P2"><text:a xlink:type="simple" xlink:href="https://drive.google.com/drive/folders/1Mg-V49SPtYZYVr0Z6JJHSQsUVqE8cuKd?usp=sharing" text:style-name="Internet_20_link" text:visited-style-name="Visited_20_Internet_20_Link">https://drive.google.com/drive/folders/1Mg-V49SPtYZYVr0Z6JJHSQsUVqE8cuKd?usp=sharing</text:a></text:p>
        </text:list-item>
        <text:list-item>
          <text:p text:style-name="P2">Test labels have been through pre-processing:</text:p>
          <text:p text:style-name="P2"><text:a xlink:type="simple" xlink:href="https://drive.google.com/file/d/1ce53O4hPQqQgYk1MZUjKjKB9gVR8QKTa/view?usp=sharing" text:style-name="Internet_20_link" text:visited-style-name="Visited_20_Internet_20_Link">https://drive.google.com/file/d/1ce53O4hPQqQgYk1MZUjKjKB9gVR8QKTa/view?usp=sharing</text:a></text:p>
        </text:list-item>
        <text:list-item>
          <text:p text:style-name="P2">Train labels <text:s/>have been through pre-processing:</text:p>
          <text:p text:style-name="P2"><text:a xlink:type="simple" xlink:href="https://drive.google.com/file/d/1oT-va0yPRkxCxiWi5Hd_nB_8g0JkViIa/view?usp=sharing" text:style-name="Internet_20_link" text:visited-style-name="Visited_20_Internet_20_Link">https://drive.google.com/file/d/1oT-va0yPRkxCxiWi5Hd_nB_8g0JkViIa/view?usp=sharing</text:a></text:p>
        </text:list-item>
        <text:list-item>
          <text:p text:style-name="P2">Test input data have been through pre-procesing:</text:p>
          <text:p text:style-name="P2"><text:a xlink:type="simple" xlink:href="https://drive.google.com/file/d/19uiMyJz6BOK2flLk7y95Cn4ATjOdJEuP/view?usp=sharing" text:style-name="Internet_20_link" text:visited-style-name="Visited_20_Internet_20_Link">https://drive.google.com/file/d/19uiMyJz6BOK2flLk7y95Cn4ATjOdJEuP/view?usp=sharing</text:a></text:p>
        </text:list-item>
        <text:list-item>
          <text:p text:style-name="P2">Train input data have been through pre-procesing:</text:p>
          <text:p text:style-name="P2"><text:a xlink:type="simple" xlink:href="https://drive.google.com/file/d/1mBhJn8OnRlHevqpjq_5mWrGFy9rpsQC6/view?usp=sharing" text:style-name="Internet_20_link" text:visited-style-name="Visited_20_Internet_20_Link">https://drive.google.com/file/d/1mBhJn8OnRlHevqpjq_5mWrGFy9rpsQC6/view?usp=sharing</text:a></text:p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7-19T23:00:51.269640384</meta:creation-date>
    <dc:date>2021-07-19T23:10:08.507938602</dc:date>
    <meta:editing-duration>PT9M18S</meta:editing-duration>
    <meta:editing-cycles>1</meta:editing-cycles>
    <meta:document-statistic meta:table-count="0" meta:image-count="0" meta:object-count="0" meta:page-count="1" meta:paragraph-count="17" meta:word-count="69" meta:character-count="988" meta:non-whitespace-character-count="950"/>
    <meta:generator>LibreOffice/6.3.5.2$Linux_X86_64 LibreOffice_project/30$Build-2</meta:generator>
  </office:meta>
</office:document-meta>
</file>